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table:style-name="ce20"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Gather hunt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office:value-type="string" calcext:value-type="string">
            <text:p>Improve gathering resource assignment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8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table:style-name="ce45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Gather operation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45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46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 table:style-name="ce45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45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46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1:56:55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3T00:02:23.694000000</dc:date>
    <meta:editing-duration>P1DT2H51M13S</meta:editing-duration>
    <meta:editing-cycles>48</meta:editing-cycles>
    <meta:generator>LibreOffice/6.0.3.2$Windows_X86_64 LibreOffice_project/8f48d515416608e3a835360314dac7e47fd0b821</meta:generator>
    <meta:document-statistic meta:table-count="4" meta:cell-count="357" meta:object-count="0"/>
  </office:meta>
</office:document-meta>
</file>